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F0300001492B354985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101cm" table:align="margins" style:shadow="none"/>
    </style:style>
    <style:style style:name="Table1.A" style:family="table-column">
      <style:table-column-properties style:column-width="8.05cm" style:rel-column-width="32767*"/>
    </style:style>
    <style:style style:name="Table1.1" style:family="table-row">
      <style:table-row-properties style:min-row-height="2.223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 style:writing-mode="lr-tb"/>
      <style:text-properties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Table_20_Contents"><draw:frame draw:style-name="fr1" draw:name="graphics1" text:anchor-type="paragraph" svg:y="0.049cm" svg:width="4.387cm" svg:height="2.357cm" draw:z-index="0"><draw:image xlink:href="Pictures/2000000700001F0300001492B354985E.svm" xlink:type="simple" xlink:show="embed" xlink:actuate="onLoad"/></draw:frame></text:p>
          </table:table-cell>
          <table:table-cell table:style-name="Table1.B1" office:value-type="string">
            <text:p text:style-name="P3"><text:s/>Awesome report!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6.499cm" fo:page-height="3cm" style:num-format="1" style:print-orientation="portrait" fo:margin-top="0.199cm" fo:margin-bottom="0cm" fo:margin-left="0.199cm" fo:margin-right="0.199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hid N.</meta:initial-creator>
    <meta:creation-date>2011-11-27T11:06:31.28</meta:creation-date>
    <dc:date>2011-11-27T17:27:53.11</dc:date>
    <dc:creator>Vahid N.</dc:creator>
    <meta:editing-duration>PT14M34S</meta:editing-duration>
    <meta:editing-cycles>10</meta:editing-cycles>
    <meta:generator>OpenOffice.org/3.3$Win32 OpenOffice.org_project/330m20$Build-9567</meta:generator>
    <meta:document-statistic meta:table-count="1" meta:image-count="1" meta:object-count="0" meta:page-count="2" meta:paragraph-count="1" meta:word-count="2" meta:character-count="16"/>
  </office:meta>
</office:document-meta>
</file>